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irect-virtual-aos-call" table:style-name="ta1">
        <table:shapes>
          <draw:frame draw:z-index="0" draw:style-name="gr1" draw:text-style-name="P1" svg:width="159.99mm" svg:height="89.99mm" svg:x="246.16mm" svg:y="0mm">
            <loext:p draw:notify-on-update-of-ranges="'direct-virtual-aos-call'.B2:'direct-virtual-aos-call'.B2 'direct-virtual-aos-call'.B3:'direct-virtual-aos-call'.B14 'direct-virtual-aos-call'.C2:'direct-virtual-aos-call'.C2 'direct-virtual-aos-call'.C3:'direct-virtual-aos-call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3.23mm" svg:y="110.66mm">
            <loext:p draw:notify-on-update-of-ranges="'direct-virtual-aos-call'.B17:'direct-virtual-aos-call'.B17 'direct-virtual-aos-call'.B18:'direct-virtual-aos-call'.B81 'direct-virtual-aos-call'.C17:'direct-virtual-aos-call'.C17 'direct-virtual-aos-call'.C18:'direct-virtual-aos-call'.C81 'direct-virtual-aos-call'.B17:'direct-virtual-aos-call'.B17 'direct-virtual-aos-call'.B18:'direct-virtual-aos-call'.B81 'direct-virtual-aos-call'.E17:'direct-virtual-aos-call'.E17 'direct-virtual-aos-call'.E18:'direct-virtual-aos-call'.E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8.07mm" svg:y="216.24mm">
            <loext:p draw:notify-on-update-of-ranges="'direct-virtual-aos-call'.B17:'direct-virtual-aos-call'.B17 'direct-virtual-aos-call'.B18:'direct-virtual-aos-call'.B81 'direct-virtual-aos-call'.G17:'direct-virtual-aos-call'.G17 'direct-virtual-aos-call'.G18:'direct-virtual-aos-call'.G81 'direct-virtual-aos-call'.B17:'direct-virtual-aos-call'.B17 'direct-virtual-aos-call'.B18:'direct-virtual-aos-call'.B81 'direct-virtual-aos-call'.I17:'direct-virtual-aos-call'.I17 'direct-virtual-aos-call'.I18:'direct-virtual-aos-call'.I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/>
          <table:table-cell office:value-type="string" calcext:value-type="string">
            <text:p>100 re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 O0</text:p>
          </table:table-cell>
          <table:table-cell/>
          <table:table-cell office:value-type="string" calcext:value-type="string">
            <text:p>MFUPS O3</text:p>
          </table:table-cell>
          <table:table-cell/>
          <table:table-cell office:value-type="string" calcext:value-type="string">
            <text:p>GFLOP/sec</text:p>
          </table:table-cell>
          <table:table-cell/>
          <table:table-cell office:value-type="string" calcext:value-type="string">
            <text:p>GFLOP/sec AVX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/>
          <table:table-cell office:value-type="float" office:value="27.0048" calcext:value-type="float">
            <text:p>27.0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/>
          <table:table-cell office:value-type="float" office:value="21.4997" calcext:value-type="float">
            <text:p>21.4997</text:p>
          </table:table-cell>
          <table:table-cell/>
          <table:table-cell office:value-type="float" office:value="0.279496" calcext:value-type="float">
            <text:p>0.279496</text:p>
          </table:table-cell>
          <table:table-cell/>
          <table:table-cell office:value-type="float" office:value="0.520227" calcext:value-type="float">
            <text:p>0.520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/>
          <table:table-cell office:value-type="float" office:value="19.1124" calcext:value-type="float">
            <text:p>19.1124</text:p>
          </table:table-cell>
          <table:table-cell/>
          <table:table-cell office:value-type="float" office:value="0.496924" calcext:value-type="float">
            <text:p>0.496924</text:p>
          </table:table-cell>
          <table:table-cell/>
          <table:table-cell office:value-type="float" office:value="1.39194" calcext:value-type="float">
            <text:p>1.391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/>
          <table:table-cell office:value-type="float" office:value="27.9552" calcext:value-type="float">
            <text:p>27.9552</text:p>
          </table:table-cell>
          <table:table-cell/>
          <table:table-cell office:value-type="float" office:value="1.09025" calcext:value-type="float">
            <text:p>1.09025</text:p>
          </table:table-cell>
          <table:table-cell/>
          <table:table-cell office:value-type="float" office:value="1.58981" calcext:value-type="float">
            <text:p>1.589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/>
          <table:table-cell office:value-type="float" office:value="25.5615" calcext:value-type="float">
            <text:p>25.5615</text:p>
          </table:table-cell>
          <table:table-cell/>
          <table:table-cell office:value-type="float" office:value="1.3292" calcext:value-type="float">
            <text:p>1.3292</text:p>
          </table:table-cell>
          <table:table-cell/>
          <table:table-cell office:value-type="float" office:value="1.98405" calcext:value-type="float">
            <text:p>1.984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/>
          <table:table-cell office:value-type="float" office:value="25.2634" calcext:value-type="float">
            <text:p>25.2634</text:p>
          </table:table-cell>
          <table:table-cell/>
          <table:table-cell office:value-type="float" office:value="1.64212" calcext:value-type="float">
            <text:p>1.64212</text:p>
          </table:table-cell>
          <table:table-cell/>
          <table:table-cell office:value-type="float" office:value="2.12055" calcext:value-type="float">
            <text:p>2.120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/>
          <table:table-cell office:value-type="float" office:value="26.964" calcext:value-type="float">
            <text:p>26.964</text:p>
          </table:table-cell>
          <table:table-cell/>
          <table:table-cell office:value-type="float" office:value="2.03385" calcext:value-type="float">
            <text:p>2.03385</text:p>
          </table:table-cell>
          <table:table-cell/>
          <table:table-cell office:value-type="float" office:value="2.15295" calcext:value-type="float">
            <text:p>2.152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/>
          <table:table-cell office:value-type="float" office:value="24.4796" calcext:value-type="float">
            <text:p>24.4796</text:p>
          </table:table-cell>
          <table:table-cell/>
          <table:table-cell office:value-type="float" office:value="2.17257" calcext:value-type="float">
            <text:p>2.17257</text:p>
          </table:table-cell>
          <table:table-cell/>
          <table:table-cell office:value-type="float" office:value="2.22983" calcext:value-type="float">
            <text:p>2.229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/>
          <table:table-cell office:value-type="float" office:value="21.8637" calcext:value-type="float">
            <text:p>21.8637</text:p>
          </table:table-cell>
          <table:table-cell/>
          <table:table-cell office:value-type="float" office:value="2.2301" calcext:value-type="float">
            <text:p>2.2301</text:p>
          </table:table-cell>
          <table:table-cell/>
          <table:table-cell office:value-type="float" office:value="2.27512" calcext:value-type="float">
            <text:p>2.275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/>
          <table:table-cell office:value-type="float" office:value="19.7644" calcext:value-type="float">
            <text:p>19.7644</text:p>
          </table:table-cell>
          <table:table-cell/>
          <table:table-cell office:value-type="float" office:value="2.27686" calcext:value-type="float">
            <text:p>2.27686</text:p>
          </table:table-cell>
          <table:table-cell/>
          <table:table-cell office:value-type="float" office:value="2.29361" calcext:value-type="float">
            <text:p>2.293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/>
          <table:table-cell office:value-type="float" office:value="17.7544" calcext:value-type="float">
            <text:p>17.7544</text:p>
          </table:table-cell>
          <table:table-cell/>
          <table:table-cell office:value-type="float" office:value="2.24996" calcext:value-type="float">
            <text:p>2.24996</text:p>
          </table:table-cell>
          <table:table-cell/>
          <table:table-cell office:value-type="float" office:value="2.31973" calcext:value-type="float">
            <text:p>2.319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/>
          <table:table-cell office:value-type="float" office:value="17.2846" calcext:value-type="float">
            <text:p>17.2846</text:p>
          </table:table-cell>
          <table:table-cell/>
          <table:table-cell office:value-type="float" office:value="2.31614" calcext:value-type="float">
            <text:p>2.31614</text:p>
          </table:table-cell>
          <table:table-cell/>
          <table:table-cell office:value-type="float" office:value="2.36544" calcext:value-type="float">
            <text:p>2.365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/>
          <table:table-cell office:value-type="float" office:value="16.3703" calcext:value-type="float">
            <text:p>16.3703</text:p>
          </table:table-cell>
          <table:table-cell/>
          <table:table-cell office:value-type="float" office:value="2.3271" calcext:value-type="float">
            <text:p>2.3271</text:p>
          </table:table-cell>
          <table:table-cell/>
          <table:table-cell office:value-type="float" office:value="2.35459" calcext:value-type="float">
            <text:p>2.354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/>
          <table:table-cell office:value-type="float" office:value="15.1831" calcext:value-type="float">
            <text:p>15.1831</text:p>
          </table:table-cell>
          <table:table-cell/>
          <table:table-cell office:value-type="float" office:value="2.37074" calcext:value-type="float">
            <text:p>2.37074</text:p>
          </table:table-cell>
          <table:table-cell/>
          <table:table-cell office:value-type="float" office:value="2.41736" calcext:value-type="float">
            <text:p>2.417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/>
          <table:table-cell office:value-type="float" office:value="14.0187" calcext:value-type="float">
            <text:p>14.0187</text:p>
          </table:table-cell>
          <table:table-cell/>
          <table:table-cell office:value-type="float" office:value="2.38317" calcext:value-type="float">
            <text:p>2.38317</text:p>
          </table:table-cell>
          <table:table-cell/>
          <table:table-cell office:value-type="float" office:value="2.40081" calcext:value-type="float">
            <text:p>2.400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/>
          <table:table-cell office:value-type="float" office:value="13.0982" calcext:value-type="float">
            <text:p>13.0982</text:p>
          </table:table-cell>
          <table:table-cell/>
          <table:table-cell office:value-type="float" office:value="2.39206" calcext:value-type="float">
            <text:p>2.39206</text:p>
          </table:table-cell>
          <table:table-cell/>
          <table:table-cell office:value-type="float" office:value="2.40289" calcext:value-type="float">
            <text:p>2.402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/>
          <table:table-cell office:value-type="float" office:value="12.3501" calcext:value-type="float">
            <text:p>12.3501</text:p>
          </table:table-cell>
          <table:table-cell/>
          <table:table-cell office:value-type="float" office:value="2.38575" calcext:value-type="float">
            <text:p>2.38575</text:p>
          </table:table-cell>
          <table:table-cell/>
          <table:table-cell office:value-type="float" office:value="2.41144" calcext:value-type="float">
            <text:p>2.4114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/>
          <table:table-cell office:value-type="float" office:value="11.7014" calcext:value-type="float">
            <text:p>11.7014</text:p>
          </table:table-cell>
          <table:table-cell/>
          <table:table-cell office:value-type="float" office:value="2.4105" calcext:value-type="float">
            <text:p>2.4105</text:p>
          </table:table-cell>
          <table:table-cell/>
          <table:table-cell office:value-type="float" office:value="2.38642" calcext:value-type="float">
            <text:p>2.3864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/>
          <table:table-cell office:value-type="float" office:value="10.9616" calcext:value-type="float">
            <text:p>10.9616</text:p>
          </table:table-cell>
          <table:table-cell/>
          <table:table-cell office:value-type="float" office:value="2.40924" calcext:value-type="float">
            <text:p>2.40924</text:p>
          </table:table-cell>
          <table:table-cell/>
          <table:table-cell office:value-type="float" office:value="2.39626" calcext:value-type="float">
            <text:p>2.396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/>
          <table:table-cell office:value-type="float" office:value="10.3335" calcext:value-type="float">
            <text:p>10.3335</text:p>
          </table:table-cell>
          <table:table-cell/>
          <table:table-cell office:value-type="float" office:value="2.38497" calcext:value-type="float">
            <text:p>2.38497</text:p>
          </table:table-cell>
          <table:table-cell/>
          <table:table-cell office:value-type="float" office:value="2.44826" calcext:value-type="float">
            <text:p>2.448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/>
          <table:table-cell office:value-type="float" office:value="9.9729" calcext:value-type="float">
            <text:p>9.9729</text:p>
          </table:table-cell>
          <table:table-cell/>
          <table:table-cell office:value-type="float" office:value="2.43054" calcext:value-type="float">
            <text:p>2.43054</text:p>
          </table:table-cell>
          <table:table-cell/>
          <table:table-cell office:value-type="float" office:value="2.4634" calcext:value-type="float">
            <text:p>2.463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/>
          <table:table-cell office:value-type="float" office:value="7.8408" calcext:value-type="float">
            <text:p>7.8408</text:p>
          </table:table-cell>
          <table:table-cell/>
          <table:table-cell office:value-type="float" office:value="2.00582" calcext:value-type="float">
            <text:p>2.00582</text:p>
          </table:table-cell>
          <table:table-cell/>
          <table:table-cell office:value-type="float" office:value="2.47154" calcext:value-type="float">
            <text:p>2.471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/>
          <table:table-cell office:value-type="float" office:value="9.09523" calcext:value-type="float">
            <text:p>9.09523</text:p>
          </table:table-cell>
          <table:table-cell/>
          <table:table-cell office:value-type="float" office:value="2.4304" calcext:value-type="float">
            <text:p>2.4304</text:p>
          </table:table-cell>
          <table:table-cell/>
          <table:table-cell office:value-type="float" office:value="2.44671" calcext:value-type="float">
            <text:p>2.446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/>
          <table:table-cell office:value-type="float" office:value="8.79313" calcext:value-type="float">
            <text:p>8.79313</text:p>
          </table:table-cell>
          <table:table-cell/>
          <table:table-cell office:value-type="float" office:value="2.41811" calcext:value-type="float">
            <text:p>2.41811</text:p>
          </table:table-cell>
          <table:table-cell/>
          <table:table-cell office:value-type="float" office:value="2.48536" calcext:value-type="float">
            <text:p>2.4853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/>
          <table:table-cell office:value-type="float" office:value="8.58652" calcext:value-type="float">
            <text:p>8.58652</text:p>
          </table:table-cell>
          <table:table-cell/>
          <table:table-cell office:value-type="float" office:value="2.45643" calcext:value-type="float">
            <text:p>2.45643</text:p>
          </table:table-cell>
          <table:table-cell/>
          <table:table-cell office:value-type="float" office:value="2.42238" calcext:value-type="float">
            <text:p>2.422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/>
          <table:table-cell office:value-type="float" office:value="8.14014" calcext:value-type="float">
            <text:p>8.14014</text:p>
          </table:table-cell>
          <table:table-cell/>
          <table:table-cell office:value-type="float" office:value="2.44267" calcext:value-type="float">
            <text:p>2.44267</text:p>
          </table:table-cell>
          <table:table-cell/>
          <table:table-cell office:value-type="float" office:value="2.45353" calcext:value-type="float">
            <text:p>2.4535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/>
          <table:table-cell office:value-type="float" office:value="7.87358" calcext:value-type="float">
            <text:p>7.87358</text:p>
          </table:table-cell>
          <table:table-cell/>
          <table:table-cell office:value-type="float" office:value="2.46705" calcext:value-type="float">
            <text:p>2.46705</text:p>
          </table:table-cell>
          <table:table-cell/>
          <table:table-cell office:value-type="float" office:value="2.43408" calcext:value-type="float">
            <text:p>2.4340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/>
          <table:table-cell office:value-type="float" office:value="7.55694" calcext:value-type="float">
            <text:p>7.55694</text:p>
          </table:table-cell>
          <table:table-cell/>
          <table:table-cell office:value-type="float" office:value="2.47274" calcext:value-type="float">
            <text:p>2.47274</text:p>
          </table:table-cell>
          <table:table-cell/>
          <table:table-cell office:value-type="float" office:value="2.45644" calcext:value-type="float">
            <text:p>2.4564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/>
          <table:table-cell office:value-type="float" office:value="7.28351" calcext:value-type="float">
            <text:p>7.28351</text:p>
          </table:table-cell>
          <table:table-cell/>
          <table:table-cell office:value-type="float" office:value="2.46133" calcext:value-type="float">
            <text:p>2.46133</text:p>
          </table:table-cell>
          <table:table-cell/>
          <table:table-cell office:value-type="float" office:value="2.46223" calcext:value-type="float">
            <text:p>2.462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/>
          <table:table-cell office:value-type="float" office:value="6.99313" calcext:value-type="float">
            <text:p>6.99313</text:p>
          </table:table-cell>
          <table:table-cell/>
          <table:table-cell office:value-type="float" office:value="2.45599" calcext:value-type="float">
            <text:p>2.45599</text:p>
          </table:table-cell>
          <table:table-cell/>
          <table:table-cell office:value-type="float" office:value="2.48356" calcext:value-type="float">
            <text:p>2.483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/>
          <table:table-cell office:value-type="float" office:value="6.78875" calcext:value-type="float">
            <text:p>6.78875</text:p>
          </table:table-cell>
          <table:table-cell/>
          <table:table-cell office:value-type="float" office:value="2.46629" calcext:value-type="float">
            <text:p>2.46629</text:p>
          </table:table-cell>
          <table:table-cell/>
          <table:table-cell office:value-type="float" office:value="2.49146" calcext:value-type="float">
            <text:p>2.491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/>
          <table:table-cell office:value-type="float" office:value="6.58218" calcext:value-type="float">
            <text:p>6.58218</text:p>
          </table:table-cell>
          <table:table-cell/>
          <table:table-cell office:value-type="float" office:value="2.48231" calcext:value-type="float">
            <text:p>2.48231</text:p>
          </table:table-cell>
          <table:table-cell/>
          <table:table-cell office:value-type="float" office:value="2.46708" calcext:value-type="float">
            <text:p>2.4670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/>
          <table:table-cell office:value-type="float" office:value="6.30654" calcext:value-type="float">
            <text:p>6.30654</text:p>
          </table:table-cell>
          <table:table-cell/>
          <table:table-cell office:value-type="float" office:value="2.46184" calcext:value-type="float">
            <text:p>2.46184</text:p>
          </table:table-cell>
          <table:table-cell/>
          <table:table-cell office:value-type="float" office:value="2.4953" calcext:value-type="float">
            <text:p>2.495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/>
          <table:table-cell office:value-type="float" office:value="6.16721" calcext:value-type="float">
            <text:p>6.16721</text:p>
          </table:table-cell>
          <table:table-cell/>
          <table:table-cell office:value-type="float" office:value="2.47269" calcext:value-type="float">
            <text:p>2.47269</text:p>
          </table:table-cell>
          <table:table-cell/>
          <table:table-cell office:value-type="float" office:value="2.4907" calcext:value-type="float">
            <text:p>2.4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/>
          <table:table-cell office:value-type="float" office:value="6.03603" calcext:value-type="float">
            <text:p>6.03603</text:p>
          </table:table-cell>
          <table:table-cell/>
          <table:table-cell office:value-type="float" office:value="2.48477" calcext:value-type="float">
            <text:p>2.48477</text:p>
          </table:table-cell>
          <table:table-cell/>
          <table:table-cell office:value-type="float" office:value="2.49268" calcext:value-type="float">
            <text:p>2.492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/>
          <table:table-cell office:value-type="float" office:value="5.87605" calcext:value-type="float">
            <text:p>5.87605</text:p>
          </table:table-cell>
          <table:table-cell/>
          <table:table-cell office:value-type="float" office:value="2.49144" calcext:value-type="float">
            <text:p>2.49144</text:p>
          </table:table-cell>
          <table:table-cell/>
          <table:table-cell office:value-type="float" office:value="2.49976" calcext:value-type="float">
            <text:p>2.4997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/>
          <table:table-cell office:value-type="float" office:value="5.64825" calcext:value-type="float">
            <text:p>5.64825</text:p>
          </table:table-cell>
          <table:table-cell/>
          <table:table-cell office:value-type="float" office:value="2.45653" calcext:value-type="float">
            <text:p>2.45653</text:p>
          </table:table-cell>
          <table:table-cell/>
          <table:table-cell office:value-type="float" office:value="2.50329" calcext:value-type="float">
            <text:p>2.5032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/>
          <table:table-cell office:value-type="float" office:value="5.53685" calcext:value-type="float">
            <text:p>5.53685</text:p>
          </table:table-cell>
          <table:table-cell/>
          <table:table-cell office:value-type="float" office:value="2.48226" calcext:value-type="float">
            <text:p>2.48226</text:p>
          </table:table-cell>
          <table:table-cell/>
          <table:table-cell office:value-type="float" office:value="2.51822" calcext:value-type="float">
            <text:p>2.518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/>
          <table:table-cell office:value-type="float" office:value="5.3585" calcext:value-type="float">
            <text:p>5.3585</text:p>
          </table:table-cell>
          <table:table-cell/>
          <table:table-cell office:value-type="float" office:value="2.47645" calcext:value-type="float">
            <text:p>2.47645</text:p>
          </table:table-cell>
          <table:table-cell/>
          <table:table-cell office:value-type="float" office:value="2.51485" calcext:value-type="float">
            <text:p>2.5148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/>
          <table:table-cell office:value-type="float" office:value="5.22091" calcext:value-type="float">
            <text:p>5.22091</text:p>
          </table:table-cell>
          <table:table-cell/>
          <table:table-cell office:value-type="float" office:value="2.48254" calcext:value-type="float">
            <text:p>2.48254</text:p>
          </table:table-cell>
          <table:table-cell/>
          <table:table-cell office:value-type="float" office:value="2.52554" calcext:value-type="float">
            <text:p>2.5255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/>
          <table:table-cell office:value-type="float" office:value="5.03805" calcext:value-type="float">
            <text:p>5.03805</text:p>
          </table:table-cell>
          <table:table-cell/>
          <table:table-cell office:value-type="float" office:value="2.46496" calcext:value-type="float">
            <text:p>2.46496</text:p>
          </table:table-cell>
          <table:table-cell/>
          <table:table-cell office:value-type="float" office:value="2.4933" calcext:value-type="float">
            <text:p>2.49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/>
          <table:table-cell office:value-type="float" office:value="4.97182" calcext:value-type="float">
            <text:p>4.97182</text:p>
          </table:table-cell>
          <table:table-cell/>
          <table:table-cell office:value-type="float" office:value="2.4923" calcext:value-type="float">
            <text:p>2.4923</text:p>
          </table:table-cell>
          <table:table-cell/>
          <table:table-cell office:value-type="float" office:value="2.52141" calcext:value-type="float">
            <text:p>2.521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/>
          <table:table-cell office:value-type="float" office:value="4.8353" calcext:value-type="float">
            <text:p>4.8353</text:p>
          </table:table-cell>
          <table:table-cell/>
          <table:table-cell office:value-type="float" office:value="2.48017" calcext:value-type="float">
            <text:p>2.48017</text:p>
          </table:table-cell>
          <table:table-cell/>
          <table:table-cell office:value-type="float" office:value="2.52294" calcext:value-type="float">
            <text:p>2.522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/>
          <table:table-cell office:value-type="float" office:value="4.71329" calcext:value-type="float">
            <text:p>4.71329</text:p>
          </table:table-cell>
          <table:table-cell/>
          <table:table-cell office:value-type="float" office:value="2.48047" calcext:value-type="float">
            <text:p>2.48047</text:p>
          </table:table-cell>
          <table:table-cell/>
          <table:table-cell office:value-type="float" office:value="2.51831" calcext:value-type="float">
            <text:p>2.518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/>
          <table:table-cell office:value-type="float" office:value="4.5729" calcext:value-type="float">
            <text:p>4.5729</text:p>
          </table:table-cell>
          <table:table-cell/>
          <table:table-cell office:value-type="float" office:value="2.46754" calcext:value-type="float">
            <text:p>2.46754</text:p>
          </table:table-cell>
          <table:table-cell/>
          <table:table-cell office:value-type="float" office:value="2.52871" calcext:value-type="float">
            <text:p>2.5287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/>
          <table:table-cell office:value-type="float" office:value="4.48578" calcext:value-type="float">
            <text:p>4.48578</text:p>
          </table:table-cell>
          <table:table-cell/>
          <table:table-cell office:value-type="float" office:value="2.482" calcext:value-type="float">
            <text:p>2.482</text:p>
          </table:table-cell>
          <table:table-cell/>
          <table:table-cell office:value-type="float" office:value="2.52085" calcext:value-type="float">
            <text:p>2.5208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/>
          <table:table-cell office:value-type="float" office:value="4.39442" calcext:value-type="float">
            <text:p>4.39442</text:p>
          </table:table-cell>
          <table:table-cell/>
          <table:table-cell office:value-type="float" office:value="2.48481" calcext:value-type="float">
            <text:p>2.48481</text:p>
          </table:table-cell>
          <table:table-cell/>
          <table:table-cell office:value-type="float" office:value="2.51584" calcext:value-type="float">
            <text:p>2.5158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/>
          <table:table-cell office:value-type="float" office:value="4.32954" calcext:value-type="float">
            <text:p>4.32954</text:p>
          </table:table-cell>
          <table:table-cell/>
          <table:table-cell office:value-type="float" office:value="2.50572" calcext:value-type="float">
            <text:p>2.50572</text:p>
          </table:table-cell>
          <table:table-cell/>
          <table:table-cell office:value-type="float" office:value="2.52811" calcext:value-type="float">
            <text:p>2.528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/>
          <table:table-cell office:value-type="float" office:value="4.20551" calcext:value-type="float">
            <text:p>4.20551</text:p>
          </table:table-cell>
          <table:table-cell/>
          <table:table-cell office:value-type="float" office:value="2.49138" calcext:value-type="float">
            <text:p>2.49138</text:p>
          </table:table-cell>
          <table:table-cell/>
          <table:table-cell office:value-type="float" office:value="2.50076" calcext:value-type="float">
            <text:p>2.500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/>
          <table:table-cell office:value-type="float" office:value="4.01591" calcext:value-type="float">
            <text:p>4.01591</text:p>
          </table:table-cell>
          <table:table-cell/>
          <table:table-cell office:value-type="float" office:value="2.42946" calcext:value-type="float">
            <text:p>2.42946</text:p>
          </table:table-cell>
          <table:table-cell/>
          <table:table-cell office:value-type="float" office:value="2.50572" calcext:value-type="float">
            <text:p>2.5057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/>
          <table:table-cell office:value-type="float" office:value="3.98504" calcext:value-type="float">
            <text:p>3.98504</text:p>
          </table:table-cell>
          <table:table-cell/>
          <table:table-cell office:value-type="float" office:value="2.46369" calcext:value-type="float">
            <text:p>2.46369</text:p>
          </table:table-cell>
          <table:table-cell/>
          <table:table-cell office:value-type="float" office:value="2.51198" calcext:value-type="float">
            <text:p>2.5119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/>
          <table:table-cell office:value-type="float" office:value="3.91459" calcext:value-type="float">
            <text:p>3.91459</text:p>
          </table:table-cell>
          <table:table-cell/>
          <table:table-cell office:value-type="float" office:value="2.46664" calcext:value-type="float">
            <text:p>2.46664</text:p>
          </table:table-cell>
          <table:table-cell/>
          <table:table-cell office:value-type="float" office:value="2.50517" calcext:value-type="float">
            <text:p>2.505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/>
          <table:table-cell office:value-type="float" office:value="3.77802" calcext:value-type="float">
            <text:p>3.77802</text:p>
          </table:table-cell>
          <table:table-cell/>
          <table:table-cell office:value-type="float" office:value="2.42948" calcext:value-type="float">
            <text:p>2.42948</text:p>
          </table:table-cell>
          <table:table-cell/>
          <table:table-cell office:value-type="float" office:value="2.51448" calcext:value-type="float">
            <text:p>2.514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/>
          <table:table-cell office:value-type="float" office:value="3.78803" calcext:value-type="float">
            <text:p>3.78803</text:p>
          </table:table-cell>
          <table:table-cell/>
          <table:table-cell office:value-type="float" office:value="2.47737" calcext:value-type="float">
            <text:p>2.47737</text:p>
          </table:table-cell>
          <table:table-cell/>
          <table:table-cell office:value-type="float" office:value="2.50408" calcext:value-type="float">
            <text:p>2.5040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/>
          <table:table-cell office:value-type="float" office:value="3.55932" calcext:value-type="float">
            <text:p>3.55932</text:p>
          </table:table-cell>
          <table:table-cell/>
          <table:table-cell office:value-type="float" office:value="2.374" calcext:value-type="float">
            <text:p>2.374</text:p>
          </table:table-cell>
          <table:table-cell/>
          <table:table-cell office:value-type="float" office:value="2.51459" calcext:value-type="float">
            <text:p>2.514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/>
          <table:table-cell office:value-type="float" office:value="3.59924" calcext:value-type="float">
            <text:p>3.59924</text:p>
          </table:table-cell>
          <table:table-cell/>
          <table:table-cell office:value-type="float" office:value="2.43925" calcext:value-type="float">
            <text:p>2.43925</text:p>
          </table:table-cell>
          <table:table-cell/>
          <table:table-cell office:value-type="float" office:value="2.51432" calcext:value-type="float">
            <text:p>2.5143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/>
          <table:table-cell office:value-type="float" office:value="3.57206" calcext:value-type="float">
            <text:p>3.57206</text:p>
          </table:table-cell>
          <table:table-cell/>
          <table:table-cell office:value-type="float" office:value="2.4651" calcext:value-type="float">
            <text:p>2.4651</text:p>
          </table:table-cell>
          <table:table-cell/>
          <table:table-cell office:value-type="float" office:value="2.51317" calcext:value-type="float">
            <text:p>2.5131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/>
          <table:table-cell office:value-type="float" office:value="3.4227" calcext:value-type="float">
            <text:p>3.4227</text:p>
          </table:table-cell>
          <table:table-cell/>
          <table:table-cell office:value-type="float" office:value="2.40663" calcext:value-type="float">
            <text:p>2.40663</text:p>
          </table:table-cell>
          <table:table-cell/>
          <table:table-cell office:value-type="float" office:value="2.525" calcext:value-type="float">
            <text:p>2.52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/>
          <table:table-cell office:value-type="float" office:value="3.35423" calcext:value-type="float">
            <text:p>3.35423</text:p>
          </table:table-cell>
          <table:table-cell/>
          <table:table-cell office:value-type="float" office:value="2.39606" calcext:value-type="float">
            <text:p>2.39606</text:p>
          </table:table-cell>
          <table:table-cell/>
          <table:table-cell office:value-type="float" office:value="2.51914" calcext:value-type="float">
            <text:p>2.519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/>
          <table:table-cell office:value-type="float" office:value="3.33745" calcext:value-type="float">
            <text:p>3.33745</text:p>
          </table:table-cell>
          <table:table-cell/>
          <table:table-cell office:value-type="float" office:value="2.41965" calcext:value-type="float">
            <text:p>2.41965</text:p>
          </table:table-cell>
          <table:table-cell/>
          <table:table-cell office:value-type="float" office:value="2.51963" calcext:value-type="float">
            <text:p>2.5196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/>
          <table:table-cell office:value-type="float" office:value="3.32721" calcext:value-type="float">
            <text:p>3.32721</text:p>
          </table:table-cell>
          <table:table-cell/>
          <table:table-cell office:value-type="float" office:value="2.45777" calcext:value-type="float">
            <text:p>2.45777</text:p>
          </table:table-cell>
          <table:table-cell/>
          <table:table-cell office:value-type="float" office:value="2.51698" calcext:value-type="float">
            <text:p>2.516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/>
          <table:table-cell office:value-type="float" office:value="3.061" calcext:value-type="float">
            <text:p>3.061</text:p>
          </table:table-cell>
          <table:table-cell/>
          <table:table-cell office:value-type="float" office:value="2.29763" calcext:value-type="float">
            <text:p>2.29763</text:p>
          </table:table-cell>
          <table:table-cell/>
          <table:table-cell office:value-type="float" office:value="2.51267" calcext:value-type="float">
            <text:p>2.5126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/>
          <table:table-cell office:value-type="float" office:value="3.23632" calcext:value-type="float">
            <text:p>3.23632</text:p>
          </table:table-cell>
          <table:table-cell/>
          <table:table-cell office:value-type="float" office:value="2.4707" calcext:value-type="float">
            <text:p>2.4707</text:p>
          </table:table-cell>
          <table:table-cell/>
          <table:table-cell office:value-type="float" office:value="2.51573" calcext:value-type="float">
            <text:p>2.5157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/>
          <table:table-cell office:value-type="float" office:value="3.21271" calcext:value-type="float">
            <text:p>3.21271</text:p>
          </table:table-cell>
          <table:table-cell/>
          <table:table-cell office:value-type="float" office:value="2.48573" calcext:value-type="float">
            <text:p>2.48573</text:p>
          </table:table-cell>
          <table:table-cell/>
          <table:table-cell office:value-type="float" office:value="2.52311" calcext:value-type="float">
            <text:p>2.52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18T17:43:15.371613997</dc:date>
    <dc:creator>Nikola Tchipev</dc:creator>
    <meta:editing-duration>PT1H57M44S</meta:editing-duration>
    <meta:editing-cycles>9</meta:editing-cycles>
    <meta:generator>LibreOffice/5.1.6.2$Linux_X86_64 LibreOffice_project/10m0$Build-2</meta:generator>
    <meta:document-statistic meta:table-count="1" meta:cell-count="3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irect-virtual-aos-call'.B2:'direct-virtual-aos-call'.C14" chart:data-source-has-labels="row" svg:x="1.331cm" svg:y="0.18cm" svg:width="11.788cm" svg:height="7.659cm">
          <chartooo:coordinate-region svg:x="3.17cm" svg:y="0.379cm" svg:width="9.577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direct-virtual-aos-call'.C3:'direct-virtual-aos-call'.C14" chart:label-cell-address="'direct-virtual-aos-call'.C2:'direct-virtual-aos-call'.C2" chart:class="chart:scatter">
            <chart:domain table:cell-range-address="'direct-virtual-aos-call'.B3:'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direct-virtual-aos-call'.C2:'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3:'direct-virtual-aos-call'.B14</svg:desc>
                </draw:g>
              </table:table-cell>
              <table:table-cell office:value-type="float" office:value="11.4692">
                <text:p>11.4692</text:p>
                <draw:g>
                  <svg:desc>'direct-virtual-aos-call'.C3:'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direct-virtual-aos-call'.B17:'direct-virtual-aos-call'.C81 'direct-virtual-aos-call'.E17:'direct-virtual-aos-call'.E81" chart:data-source-has-labels="row" svg:x="1.331cm" svg:y="0.18cm" svg:width="11.232cm" svg:height="7.659cm">
          <chartooo:coordinate-region svg:x="1.952cm" svg:y="0.379cm" svg:width="10.424cm" svg:height="6.813cm"/>
          <chart:axis chart:dimension="x" chart:name="primary-x" chart:style-name="ch4">
            <chart:title svg:x="5.792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direct-virtual-aos-call'.C18:'direct-virtual-aos-call'.C81" chart:label-cell-address="'direct-virtual-aos-call'.C17:'direct-virtual-aos-call'.C17" chart:class="chart:scatter">
            <chart:domain table:cell-range-address="'direct-virtual-aos-call'.B18:'direct-virtual-aos-call'.B81"/>
            <chart:data-point chart:repeated="64"/>
          </chart:series>
          <chart:series chart:style-name="ch10" chart:values-cell-range-address="'direct-virtual-aos-call'.E18:'direct-virtual-aos-call'.E81" chart:label-cell-address="'direct-virtual-aos-call'.E17:'direct-virtual-aos-call'.E17" chart:class="chart:scatte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O0</text:p>
                <draw:g>
                  <svg:desc>'direct-virtual-aos-call'.C17:'direct-virtual-aos-call'.C17</svg:desc>
                </draw:g>
              </table:table-cell>
              <table:table-cell office:value-type="string">
                <text:p>MFUPS O3</text:p>
                <draw:g>
                  <svg:desc>'direct-virtual-aos-call'.E17:'direct-virtual-aos-call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12.276">
                <text:p>12.276</text:p>
                <draw:g>
                  <svg:desc>'direct-virtual-aos-call'.C18:'direct-virtual-aos-call'.C81</svg:desc>
                </draw:g>
              </table:table-cell>
              <table:table-cell office:value-type="float" office:value="27.0048">
                <text:p>27.0048</text:p>
                <draw:g>
                  <svg:desc>'direct-virtual-aos-call'.E18:'direct-virtual-aos-call'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  <table:table-cell office:value-type="float" office:value="21.4997">
                <text:p>21.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  <table:table-cell office:value-type="float" office:value="19.1124">
                <text:p>19.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  <table:table-cell office:value-type="float" office:value="27.9552">
                <text:p>27.9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  <table:table-cell office:value-type="float" office:value="25.5615">
                <text:p>25.5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  <table:table-cell office:value-type="float" office:value="25.2634">
                <text:p>25.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  <table:table-cell office:value-type="float" office:value="26.964">
                <text:p>26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  <table:table-cell office:value-type="float" office:value="24.4796">
                <text:p>24.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  <table:table-cell office:value-type="float" office:value="21.8637">
                <text:p>21.8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  <table:table-cell office:value-type="float" office:value="19.7644">
                <text:p>19.7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  <table:table-cell office:value-type="float" office:value="17.7544">
                <text:p>17.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  <table:table-cell office:value-type="float" office:value="17.2846">
                <text:p>17.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  <table:table-cell office:value-type="float" office:value="16.3703">
                <text:p>16.3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  <table:table-cell office:value-type="float" office:value="15.1831">
                <text:p>15.1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  <table:table-cell office:value-type="float" office:value="14.0187">
                <text:p>14.0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  <table:table-cell office:value-type="float" office:value="13.0982">
                <text:p>13.0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  <table:table-cell office:value-type="float" office:value="12.3501">
                <text:p>12.3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  <table:table-cell office:value-type="float" office:value="11.7014">
                <text:p>11.7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  <table:table-cell office:value-type="float" office:value="10.9616">
                <text:p>10.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  <table:table-cell office:value-type="float" office:value="10.3335">
                <text:p>10.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  <table:table-cell office:value-type="float" office:value="9.9729">
                <text:p>9.9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  <table:table-cell office:value-type="float" office:value="7.8408">
                <text:p>7.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  <table:table-cell office:value-type="float" office:value="9.09523">
                <text:p>9.0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  <table:table-cell office:value-type="float" office:value="8.79313">
                <text:p>8.7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  <table:table-cell office:value-type="float" office:value="8.58652">
                <text:p>8.58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  <table:table-cell office:value-type="float" office:value="8.14014">
                <text:p>8.14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  <table:table-cell office:value-type="float" office:value="7.87358">
                <text:p>7.87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  <table:table-cell office:value-type="float" office:value="7.55694">
                <text:p>7.5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  <table:table-cell office:value-type="float" office:value="7.28351">
                <text:p>7.28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  <table:table-cell office:value-type="float" office:value="6.99313">
                <text:p>6.99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  <table:table-cell office:value-type="float" office:value="6.78875">
                <text:p>6.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  <table:table-cell office:value-type="float" office:value="6.58218">
                <text:p>6.5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  <table:table-cell office:value-type="float" office:value="6.30654">
                <text:p>6.3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  <table:table-cell office:value-type="float" office:value="6.16721">
                <text:p>6.16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  <table:table-cell office:value-type="float" office:value="6.03603">
                <text:p>6.0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  <table:table-cell office:value-type="float" office:value="5.87605">
                <text:p>5.87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  <table:table-cell office:value-type="float" office:value="5.64825">
                <text:p>5.64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  <table:table-cell office:value-type="float" office:value="5.53685">
                <text:p>5.53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  <table:table-cell office:value-type="float" office:value="5.3585">
                <text:p>5.3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  <table:table-cell office:value-type="float" office:value="5.22091">
                <text:p>5.22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  <table:table-cell office:value-type="float" office:value="5.03805">
                <text:p>5.0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  <table:table-cell office:value-type="float" office:value="4.97182">
                <text:p>4.97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  <table:table-cell office:value-type="float" office:value="4.8353">
                <text:p>4.8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  <table:table-cell office:value-type="float" office:value="4.71329">
                <text:p>4.7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  <table:table-cell office:value-type="float" office:value="4.5729">
                <text:p>4.5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  <table:table-cell office:value-type="float" office:value="4.48578">
                <text:p>4.48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  <table:table-cell office:value-type="float" office:value="4.39442">
                <text:p>4.39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  <table:table-cell office:value-type="float" office:value="4.32954">
                <text:p>4.32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  <table:table-cell office:value-type="float" office:value="4.20551">
                <text:p>4.20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  <table:table-cell office:value-type="float" office:value="4.01591">
                <text:p>4.01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  <table:table-cell office:value-type="float" office:value="3.98504">
                <text:p>3.98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  <table:table-cell office:value-type="float" office:value="3.91459">
                <text:p>3.91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  <table:table-cell office:value-type="float" office:value="3.77802">
                <text:p>3.7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  <table:table-cell office:value-type="float" office:value="3.78803">
                <text:p>3.78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  <table:table-cell office:value-type="float" office:value="3.59924">
                <text:p>3.59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  <table:table-cell office:value-type="float" office:value="3.57206">
                <text:p>3.5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  <table:table-cell office:value-type="float" office:value="3.4227">
                <text:p>3.4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  <table:table-cell office:value-type="float" office:value="3.35423">
                <text:p>3.35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  <table:table-cell office:value-type="float" office:value="3.33745">
                <text:p>3.33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  <table:table-cell office:value-type="float" office:value="3.32721">
                <text:p>3.32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  <table:table-cell office:value-type="float" office:value="3.23632">
                <text:p>3.23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  <table:table-cell office:value-type="float" office:value="3.21271">
                <text:p>3.21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'direct-virtual-aos-call'.B17:'direct-virtual-aos-call'.B81 'direct-virtual-aos-call'.G17:'direct-virtual-aos-call'.G81 'direct-virtual-aos-call'.I17:'direct-virtual-aos-call'.I81" chart:data-source-has-labels="row" svg:x="1.331cm" svg:y="0.18cm" svg:width="10.227cm" svg:height="7.659cm">
          <chartooo:coordinate-region svg:x="2.058cm" svg:y="0.379cm" svg:width="9.313cm" svg:height="6.813cm"/>
          <chart:axis chart:dimension="x" chart:name="primary-x" chart:style-name="ch4">
            <chart:title svg:x="5.289cm" svg:y="8.019cm" chart:style-name="ch5">
              <text:p>num molecules</text:p>
            </chart:title>
          </chart:axis>
          <chart:axis chart:dimension="y" chart:name="primary-y" chart:style-name="ch4">
            <chart:title svg:x="0.451cm" svg:y="4.886cm" chart:style-name="ch6">
              <text:p>GFLOP/sec</text:p>
            </chart:title>
            <chart:grid chart:style-name="ch7" chart:class="major"/>
          </chart:axis>
          <chart:series chart:style-name="ch8" chart:values-cell-range-address="'direct-virtual-aos-call'.G18:'direct-virtual-aos-call'.G81" chart:label-cell-address="'direct-virtual-aos-call'.G17:'direct-virtual-aos-call'.G17" chart:class="chart:scatter">
            <chart:domain table:cell-range-address="'direct-virtual-aos-call'.B18:'direct-virtual-aos-call'.B81"/>
            <chart:data-point chart:repeated="64"/>
          </chart:series>
          <chart:series chart:style-name="ch9" chart:values-cell-range-address="'direct-virtual-aos-call'.I18:'direct-virtual-aos-call'.I81" chart:label-cell-address="'direct-virtual-aos-call'.I17:'direct-virtual-aos-call'.I17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/sec</text:p>
                <draw:g>
                  <svg:desc>'direct-virtual-aos-call'.G17:'direct-virtual-aos-call'.G17</svg:desc>
                </draw:g>
              </table:table-cell>
              <table:table-cell office:value-type="string">
                <text:p>GFLOP/sec AVX2</text:p>
                <draw:g>
                  <svg:desc>'direct-virtual-aos-call'.I17:'direct-virtual-aos-call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0">
                <text:p>0</text:p>
                <draw:g>
                  <svg:desc>'direct-virtual-aos-call'.G18:'direct-virtual-aos-call'.G81</svg:desc>
                </draw:g>
              </table:table-cell>
              <table:table-cell office:value-type="float" office:value="0">
                <text:p>0</text:p>
                <draw:g>
                  <svg:desc>'direct-virtual-aos-call'.I18:'direct-virtual-aos-call'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9496">
                <text:p>0.279496</text:p>
              </table:table-cell>
              <table:table-cell office:value-type="float" office:value="0.520227">
                <text:p>0.52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6924">
                <text:p>0.496924</text:p>
              </table:table-cell>
              <table:table-cell office:value-type="float" office:value="1.39194">
                <text:p>1.3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9025">
                <text:p>1.09025</text:p>
              </table:table-cell>
              <table:table-cell office:value-type="float" office:value="1.58981">
                <text:p>1.58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292">
                <text:p>1.3292</text:p>
              </table:table-cell>
              <table:table-cell office:value-type="float" office:value="1.98405">
                <text:p>1.98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4212">
                <text:p>1.64212</text:p>
              </table:table-cell>
              <table:table-cell office:value-type="float" office:value="2.12055">
                <text:p>2.1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3385">
                <text:p>2.03385</text:p>
              </table:table-cell>
              <table:table-cell office:value-type="float" office:value="2.15295">
                <text:p>2.1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7257">
                <text:p>2.17257</text:p>
              </table:table-cell>
              <table:table-cell office:value-type="float" office:value="2.22983">
                <text:p>2.2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301">
                <text:p>2.2301</text:p>
              </table:table-cell>
              <table:table-cell office:value-type="float" office:value="2.27512">
                <text:p>2.2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7686">
                <text:p>2.27686</text:p>
              </table:table-cell>
              <table:table-cell office:value-type="float" office:value="2.29361">
                <text:p>2.29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4996">
                <text:p>2.24996</text:p>
              </table:table-cell>
              <table:table-cell office:value-type="float" office:value="2.31973">
                <text:p>2.31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31614">
                <text:p>2.31614</text:p>
              </table:table-cell>
              <table:table-cell office:value-type="float" office:value="2.36544">
                <text:p>2.3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271">
                <text:p>2.3271</text:p>
              </table:table-cell>
              <table:table-cell office:value-type="float" office:value="2.35459">
                <text:p>2.3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37074">
                <text:p>2.37074</text:p>
              </table:table-cell>
              <table:table-cell office:value-type="float" office:value="2.41736">
                <text:p>2.41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8317">
                <text:p>2.38317</text:p>
              </table:table-cell>
              <table:table-cell office:value-type="float" office:value="2.40081">
                <text:p>2.4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9206">
                <text:p>2.39206</text:p>
              </table:table-cell>
              <table:table-cell office:value-type="float" office:value="2.40289">
                <text:p>2.4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38575">
                <text:p>2.38575</text:p>
              </table:table-cell>
              <table:table-cell office:value-type="float" office:value="2.41144">
                <text:p>2.4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105">
                <text:p>2.4105</text:p>
              </table:table-cell>
              <table:table-cell office:value-type="float" office:value="2.38642">
                <text:p>2.3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40924">
                <text:p>2.40924</text:p>
              </table:table-cell>
              <table:table-cell office:value-type="float" office:value="2.39626">
                <text:p>2.3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8497">
                <text:p>2.38497</text:p>
              </table:table-cell>
              <table:table-cell office:value-type="float" office:value="2.44826">
                <text:p>2.44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43054">
                <text:p>2.43054</text:p>
              </table:table-cell>
              <table:table-cell office:value-type="float" office:value="2.4634">
                <text:p>2.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0582">
                <text:p>2.00582</text:p>
              </table:table-cell>
              <table:table-cell office:value-type="float" office:value="2.47154">
                <text:p>2.47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4304">
                <text:p>2.4304</text:p>
              </table:table-cell>
              <table:table-cell office:value-type="float" office:value="2.44671">
                <text:p>2.44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41811">
                <text:p>2.41811</text:p>
              </table:table-cell>
              <table:table-cell office:value-type="float" office:value="2.48536">
                <text:p>2.48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45643">
                <text:p>2.45643</text:p>
              </table:table-cell>
              <table:table-cell office:value-type="float" office:value="2.42238">
                <text:p>2.4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44267">
                <text:p>2.44267</text:p>
              </table:table-cell>
              <table:table-cell office:value-type="float" office:value="2.45353">
                <text:p>2.4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6705">
                <text:p>2.46705</text:p>
              </table:table-cell>
              <table:table-cell office:value-type="float" office:value="2.43408">
                <text:p>2.43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7274">
                <text:p>2.47274</text:p>
              </table:table-cell>
              <table:table-cell office:value-type="float" office:value="2.45644">
                <text:p>2.45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46133">
                <text:p>2.46133</text:p>
              </table:table-cell>
              <table:table-cell office:value-type="float" office:value="2.46223">
                <text:p>2.4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5599">
                <text:p>2.45599</text:p>
              </table:table-cell>
              <table:table-cell office:value-type="float" office:value="2.48356">
                <text:p>2.48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6629">
                <text:p>2.46629</text:p>
              </table:table-cell>
              <table:table-cell office:value-type="float" office:value="2.49146">
                <text:p>2.49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48231">
                <text:p>2.48231</text:p>
              </table:table-cell>
              <table:table-cell office:value-type="float" office:value="2.46708">
                <text:p>2.46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46184">
                <text:p>2.46184</text:p>
              </table:table-cell>
              <table:table-cell office:value-type="float" office:value="2.4953">
                <text:p>2.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47269">
                <text:p>2.47269</text:p>
              </table:table-cell>
              <table:table-cell office:value-type="float" office:value="2.4907">
                <text:p>2.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48477">
                <text:p>2.48477</text:p>
              </table:table-cell>
              <table:table-cell office:value-type="float" office:value="2.49268">
                <text:p>2.49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49144">
                <text:p>2.49144</text:p>
              </table:table-cell>
              <table:table-cell office:value-type="float" office:value="2.49976">
                <text:p>2.49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5653">
                <text:p>2.45653</text:p>
              </table:table-cell>
              <table:table-cell office:value-type="float" office:value="2.50329">
                <text:p>2.50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48226">
                <text:p>2.48226</text:p>
              </table:table-cell>
              <table:table-cell office:value-type="float" office:value="2.51822">
                <text:p>2.5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7645">
                <text:p>2.47645</text:p>
              </table:table-cell>
              <table:table-cell office:value-type="float" office:value="2.51485">
                <text:p>2.5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8254">
                <text:p>2.48254</text:p>
              </table:table-cell>
              <table:table-cell office:value-type="float" office:value="2.52554">
                <text:p>2.52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6496">
                <text:p>2.46496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923">
                <text:p>2.4923</text:p>
              </table:table-cell>
              <table:table-cell office:value-type="float" office:value="2.52141">
                <text:p>2.5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48017">
                <text:p>2.48017</text:p>
              </table:table-cell>
              <table:table-cell office:value-type="float" office:value="2.52294">
                <text:p>2.52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48047">
                <text:p>2.48047</text:p>
              </table:table-cell>
              <table:table-cell office:value-type="float" office:value="2.51831">
                <text:p>2.51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46754">
                <text:p>2.46754</text:p>
              </table:table-cell>
              <table:table-cell office:value-type="float" office:value="2.52871">
                <text:p>2.5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482">
                <text:p>2.482</text:p>
              </table:table-cell>
              <table:table-cell office:value-type="float" office:value="2.52085">
                <text:p>2.52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48481">
                <text:p>2.48481</text:p>
              </table:table-cell>
              <table:table-cell office:value-type="float" office:value="2.51584">
                <text:p>2.51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0572">
                <text:p>2.50572</text:p>
              </table:table-cell>
              <table:table-cell office:value-type="float" office:value="2.52811">
                <text:p>2.52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49138">
                <text:p>2.49138</text:p>
              </table:table-cell>
              <table:table-cell office:value-type="float" office:value="2.50076">
                <text:p>2.50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2946">
                <text:p>2.42946</text:p>
              </table:table-cell>
              <table:table-cell office:value-type="float" office:value="2.50572">
                <text:p>2.50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6369">
                <text:p>2.46369</text:p>
              </table:table-cell>
              <table:table-cell office:value-type="float" office:value="2.51198">
                <text:p>2.51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6664">
                <text:p>2.46664</text:p>
              </table:table-cell>
              <table:table-cell office:value-type="float" office:value="2.50517">
                <text:p>2.50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2948">
                <text:p>2.42948</text:p>
              </table:table-cell>
              <table:table-cell office:value-type="float" office:value="2.51448">
                <text:p>2.51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737">
                <text:p>2.47737</text:p>
              </table:table-cell>
              <table:table-cell office:value-type="float" office:value="2.50408">
                <text:p>2.50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374">
                <text:p>2.374</text:p>
              </table:table-cell>
              <table:table-cell office:value-type="float" office:value="2.51459">
                <text:p>2.51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3925">
                <text:p>2.43925</text:p>
              </table:table-cell>
              <table:table-cell office:value-type="float" office:value="2.51432">
                <text:p>2.51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4651">
                <text:p>2.4651</text:p>
              </table:table-cell>
              <table:table-cell office:value-type="float" office:value="2.51317">
                <text:p>2.51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40663">
                <text:p>2.40663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9606">
                <text:p>2.39606</text:p>
              </table:table-cell>
              <table:table-cell office:value-type="float" office:value="2.51914">
                <text:p>2.51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41965">
                <text:p>2.41965</text:p>
              </table:table-cell>
              <table:table-cell office:value-type="float" office:value="2.51963">
                <text:p>2.5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5777">
                <text:p>2.45777</text:p>
              </table:table-cell>
              <table:table-cell office:value-type="float" office:value="2.51698">
                <text:p>2.51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9763">
                <text:p>2.29763</text:p>
              </table:table-cell>
              <table:table-cell office:value-type="float" office:value="2.51267">
                <text:p>2.51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707">
                <text:p>2.4707</text:p>
              </table:table-cell>
              <table:table-cell office:value-type="float" office:value="2.51573">
                <text:p>2.51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573">
                <text:p>2.48573</text:p>
              </table:table-cell>
              <table:table-cell office:value-type="float" office:value="2.52311">
                <text:p>2.52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